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officeooo:rsid="001b7b9e" officeooo:paragraph-rsid="0014cc79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1b7b9e" officeooo:paragraph-rsid="0014cc79" style:font-size-asian="14pt" style:font-size-complex="14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rsid="001b7b9e" officeooo:paragraph-rsid="0014cc79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officeooo:rsid="0014cc79" officeooo:paragraph-rsid="0014cc79" style:font-size-asian="12.25pt" style:font-size-complex="14pt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imes New Roman" fo:font-size="14pt" officeooo:rsid="001b7b9e" officeooo:paragraph-rsid="0014cc79" style:font-size-asian="14pt" style:font-size-complex="14pt"/>
    </style:style>
    <style:style style:name="P6" style:family="paragraph" style:parent-style-name="Standard">
      <style:paragraph-properties fo:margin-left="0.953cm" fo:margin-right="0cm" fo:margin-top="0cm" fo:margin-bottom="0cm" loext:contextual-spacing="false" fo:line-height="100%" fo:text-align="start" style:justify-single-word="false" fo:text-indent="-0.635cm" style:auto-text-indent="false" style:vertical-align="middle"/>
      <style:text-properties style:font-name="Times New Roman" fo:font-size="12pt" officeooo:rsid="0014cc79" officeooo:paragraph-rsid="0014cc79" style:font-size-asian="10.5pt" style:font-size-complex="12pt"/>
    </style:style>
    <style:style style:name="P7" style:family="paragraph" style:parent-style-name="Standard">
      <style:paragraph-properties fo:margin-left="0.953cm" fo:margin-right="0cm" fo:margin-top="0cm" fo:margin-bottom="0cm" loext:contextual-spacing="false" fo:line-height="100%" fo:text-align="start" style:justify-single-word="false" fo:text-indent="-0.635cm" style:auto-text-indent="false" style:vertical-align="middle"/>
      <style:text-properties style:font-name="Times New Roman" fo:font-size="12pt" officeooo:rsid="00173651" officeooo:paragraph-rsid="00173651" style:font-size-asian="10.5pt" style:font-size-complex="12pt"/>
    </style:style>
    <style:style style:name="P8" style:family="paragraph" style:parent-style-name="Standard">
      <style:paragraph-properties fo:margin-left="0.953cm" fo:margin-right="0cm" fo:margin-top="0cm" fo:margin-bottom="0cm" loext:contextual-spacing="false" fo:line-height="100%" fo:text-align="start" style:justify-single-word="false" fo:text-indent="-0.635cm" style:auto-text-indent="false" style:vertical-align="middle"/>
      <style:text-properties style:font-name="Times New Roman" fo:font-size="12pt" officeooo:rsid="00193450" officeooo:paragraph-rsid="00193450" style:font-size-asian="10.5pt" style:font-size-complex="12pt"/>
    </style:style>
    <style:style style:name="P9" style:family="paragraph" style:parent-style-name="Standard">
      <style:paragraph-properties fo:margin-left="0.953cm" fo:margin-right="0cm" fo:margin-top="0cm" fo:margin-bottom="0cm" loext:contextual-spacing="false" fo:line-height="100%" fo:text-align="start" style:justify-single-word="false" fo:text-indent="-0.635cm" style:auto-text-indent="false" style:vertical-align="middle"/>
      <style:text-properties style:font-name="Times New Roman" fo:font-size="12pt" officeooo:rsid="00193450" officeooo:paragraph-rsid="0019a4f1" style:font-size-asian="10.5pt" style:font-size-complex="12pt"/>
    </style:style>
    <style:style style:name="P10" style:family="paragraph" style:parent-style-name="Normal_20__28_Web_29_">
      <style:paragraph-properties fo:margin-top="0cm" fo:margin-bottom="0cm" loext:contextual-spacing="false"/>
      <style:text-properties style:font-name="Times New Roman" officeooo:paragraph-rsid="0014cc79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officeooo:rsid="001b7b9e" officeooo:paragraph-rsid="0014cc79" style:font-size-asian="14pt" style:font-size-complex="14pt"/>
    </style:style>
    <style:style style:name="P12" style:family="paragraph" style:parent-style-name="Standard" style:list-style-name="WWNum9">
      <style:paragraph-properties fo:margin-left="0.953cm" fo:margin-right="0cm" fo:margin-top="0cm" fo:margin-bottom="0cm" loext:contextual-spacing="false" fo:line-height="100%" fo:text-align="start" style:justify-single-word="false" fo:text-indent="-0.635cm" style:auto-text-indent="false" style:vertical-align="middle"/>
      <style:text-properties fo:color="#000000" style:font-name="Times New Roman" fo:font-size="11pt" officeooo:rsid="0014cc79" officeooo:paragraph-rsid="0014cc79" style:font-name-asian="Times New Roman1" style:font-size-asian="11pt" style:language-asian="ru" style:country-asian="RU" style:font-name-complex="Times New Roman1" style:font-size-complex="11pt"/>
    </style:style>
    <style:style style:name="P13" style:family="paragraph" style:parent-style-name="Standard">
      <style:paragraph-properties fo:margin-left="0.953cm" fo:margin-right="0cm" fo:margin-top="0cm" fo:margin-bottom="0cm" loext:contextual-spacing="false" fo:line-height="100%" fo:text-align="start" style:justify-single-word="false" fo:text-indent="-0.635cm" style:auto-text-indent="false" style:vertical-align="middle"/>
      <style:text-properties fo:color="#000000" style:font-name="Times New Roman" fo:font-size="11pt" officeooo:rsid="0014cc79" officeooo:paragraph-rsid="0014cc79" style:font-name-asian="Times New Roman1" style:font-size-asian="11pt" style:language-asian="ru" style:country-asian="RU" style:font-name-complex="Times New Roman1" style:font-size-complex="11pt"/>
    </style:style>
    <style:style style:name="P14" style:family="paragraph" style:parent-style-name="Standard">
      <style:paragraph-properties fo:margin-left="0.953cm" fo:margin-right="0cm" fo:margin-top="0cm" fo:margin-bottom="0cm" loext:contextual-spacing="false" fo:line-height="100%" fo:text-align="start" style:justify-single-word="false" fo:text-indent="-0.635cm" style:auto-text-indent="false" style:vertical-align="middle"/>
      <style:text-properties fo:color="#000000" style:font-name="Times New Roman" fo:font-size="14pt" officeooo:rsid="0014cc79" officeooo:paragraph-rsid="0014cc79" style:font-name-asian="Times New Roman1" style:font-size-asian="12.25pt" style:language-asian="ru" style:country-asian="RU" style:font-name-complex="Times New Roman1" style:font-size-complex="14pt"/>
    </style:style>
    <style:style style:name="P15" style:family="paragraph" style:parent-style-name="Standard">
      <style:paragraph-properties fo:margin-left="0.953cm" fo:margin-right="0cm" fo:margin-top="0cm" fo:margin-bottom="0cm" loext:contextual-spacing="false" fo:line-height="100%" fo:text-align="start" style:justify-single-word="false" fo:text-indent="-0.635cm" style:auto-text-indent="false" style:vertical-align="middle"/>
      <style:text-properties fo:color="#000000" style:font-name="Times New Roman" fo:font-size="14pt" officeooo:rsid="00173651" officeooo:paragraph-rsid="00173651" style:font-name-asian="Times New Roman1" style:font-size-asian="12.25pt" style:language-asian="ru" style:country-asian="RU" style:font-name-complex="Times New Roman1" style:font-size-complex="14pt"/>
    </style:style>
    <style:style style:name="P16" style:family="paragraph" style:parent-style-name="Standard">
      <style:paragraph-properties fo:margin-left="0.953cm" fo:margin-right="0cm" fo:margin-top="0cm" fo:margin-bottom="0cm" loext:contextual-spacing="false" fo:line-height="100%" fo:text-align="start" style:justify-single-word="false" fo:text-indent="-0.635cm" style:auto-text-indent="false" style:vertical-align="middle"/>
      <style:text-properties fo:color="#000000" style:font-name="Times New Roman" fo:font-size="14pt" officeooo:rsid="00173651" officeooo:paragraph-rsid="0014cc79" style:font-name-asian="Times New Roman1" style:font-size-asian="14pt" style:language-asian="ru" style:country-asian="RU" style:font-name-complex="Times New Roman1" style:font-size-complex="14pt"/>
    </style:style>
    <style:style style:name="P17" style:family="paragraph" style:parent-style-name="Standard">
      <style:paragraph-properties fo:margin-left="0.953cm" fo:margin-right="0cm" fo:margin-top="0cm" fo:margin-bottom="0cm" loext:contextual-spacing="false" fo:line-height="100%" fo:text-align="start" style:justify-single-word="false" fo:text-indent="-0.635cm" style:auto-text-indent="false" style:vertical-align="middle"/>
      <style:text-properties fo:color="#000000" style:font-name="Times New Roman" fo:font-size="14pt" officeooo:rsid="00173651" officeooo:paragraph-rsid="00173651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Standard">
      <style:paragraph-properties fo:margin-left="0.953cm" fo:margin-right="0cm" fo:margin-top="0cm" fo:margin-bottom="0cm" loext:contextual-spacing="false" fo:line-height="100%" fo:text-align="start" style:justify-single-word="false" fo:text-indent="-0.635cm" style:auto-text-indent="false" style:vertical-align="middle"/>
      <style:text-properties fo:color="#000000" style:font-name="Times New Roman" fo:font-size="14pt" officeooo:rsid="00193450" officeooo:paragraph-rsid="00193450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Standard">
      <style:paragraph-properties fo:margin-left="0.953cm" fo:margin-right="0cm" fo:margin-top="0cm" fo:margin-bottom="0cm" loext:contextual-spacing="false" fo:line-height="100%" fo:text-align="start" style:justify-single-word="false" fo:text-indent="-0.635cm" style:auto-text-indent="false" style:vertical-align="middle"/>
      <style:text-properties fo:color="#000000" style:font-name="Times New Roman" fo:font-size="12pt" officeooo:rsid="0014cc79" officeooo:paragraph-rsid="0014cc79" style:font-name-asian="Times New Roman1" style:font-size-asian="10.5pt" style:language-asian="ru" style:country-asian="RU" style:font-name-complex="Times New Roman1" style:font-size-complex="12pt"/>
    </style:style>
    <style:style style:name="P20" style:family="paragraph" style:parent-style-name="Standard">
      <style:paragraph-properties fo:margin-left="0.953cm" fo:margin-right="0cm" fo:margin-top="0cm" fo:margin-bottom="0cm" loext:contextual-spacing="false" fo:line-height="100%" fo:text-align="start" style:justify-single-word="false" fo:text-indent="-0.635cm" style:auto-text-indent="false" style:vertical-align="middle"/>
      <style:text-properties fo:color="#000000" style:font-name="Times New Roman" fo:font-size="12pt" officeooo:rsid="00173651" officeooo:paragraph-rsid="0014cc79" style:font-name-asian="Times New Roman1" style:font-size-asian="10.5pt" style:language-asian="ru" style:country-asian="RU" style:font-name-complex="Times New Roman1" style:font-size-complex="12pt"/>
    </style:style>
    <style:style style:name="P21" style:family="paragraph" style:parent-style-name="Standard">
      <style:paragraph-properties fo:margin-left="0.953cm" fo:margin-right="0cm" fo:margin-top="0cm" fo:margin-bottom="0cm" loext:contextual-spacing="false" fo:line-height="100%" fo:text-align="start" style:justify-single-word="false" fo:text-indent="-0.635cm" style:auto-text-indent="false" style:vertical-align="middle"/>
      <style:text-properties fo:color="#000000" style:font-name="Times New Roman" fo:font-size="12pt" officeooo:rsid="00173651" officeooo:paragraph-rsid="00173651" style:font-name-asian="Times New Roman1" style:font-size-asian="10.5pt" style:language-asian="ru" style:country-asian="RU" style:font-name-complex="Times New Roman1" style:font-size-complex="12pt"/>
    </style:style>
    <style:style style:name="P22" style:family="paragraph" style:parent-style-name="Standard">
      <style:paragraph-properties fo:margin-left="0.953cm" fo:margin-right="0cm" fo:margin-top="0cm" fo:margin-bottom="0cm" loext:contextual-spacing="false" fo:line-height="100%" fo:text-align="start" style:justify-single-word="false" fo:text-indent="-0.635cm" style:auto-text-indent="false" style:vertical-align="middle"/>
      <style:text-properties fo:color="#000000" style:font-name="Times New Roman" fo:font-size="12pt" officeooo:rsid="00193450" officeooo:paragraph-rsid="00193450" style:font-name-asian="Times New Roman1" style:font-size-asian="10.5pt" style:language-asian="ru" style:country-asian="RU" style:font-name-complex="Times New Roman1" style:font-size-complex="12pt"/>
    </style:style>
    <style:style style:name="P23" style:family="paragraph" style:parent-style-name="Standard">
      <style:paragraph-properties fo:margin-left="0.953cm" fo:margin-right="0cm" fo:margin-top="0cm" fo:margin-bottom="0cm" loext:contextual-spacing="false" fo:line-height="100%" fo:text-align="start" style:justify-single-word="false" fo:text-indent="-0.635cm" style:auto-text-indent="false" style:vertical-align="middle"/>
      <style:text-properties fo:color="#000000" style:font-name="Times New Roman" fo:font-size="12pt" officeooo:rsid="0015e6ff" officeooo:paragraph-rsid="0015e6ff" style:font-name-asian="Times New Roman1" style:font-size-asian="10.5pt" style:language-asian="ru" style:country-asian="RU" style:font-name-complex="Times New Roman1" style:font-size-complex="12pt"/>
    </style:style>
    <style:style style:name="P24" style:family="paragraph" style:parent-style-name="Standard">
      <style:paragraph-properties fo:margin-left="0.953cm" fo:margin-right="0cm" fo:margin-top="0cm" fo:margin-bottom="0cm" loext:contextual-spacing="false" fo:line-height="100%" fo:text-align="start" style:justify-single-word="false" fo:text-indent="-0.635cm" style:auto-text-indent="false" style:vertical-align="middle"/>
      <style:text-properties fo:color="#000000" style:font-name="Times New Roman" fo:font-size="12pt" officeooo:rsid="0019a4f1" officeooo:paragraph-rsid="0019a4f1" style:font-name-asian="Times New Roman1" style:font-size-asian="10.5pt" style:language-asian="ru" style:country-asian="RU" style:font-name-complex="Times New Roman1" style:font-size-complex="12pt"/>
    </style:style>
    <style:style style:name="P25" style:family="paragraph" style:parent-style-name="Standard">
      <style:paragraph-properties fo:margin-left="0.953cm" fo:margin-right="0cm" fo:margin-top="0cm" fo:margin-bottom="0cm" loext:contextual-spacing="false" fo:line-height="100%" fo:text-align="start" style:justify-single-word="false" fo:text-indent="-0.635cm" style:auto-text-indent="false" style:vertical-align="middle"/>
      <style:text-properties fo:color="#000000" style:font-name="Times New Roman" fo:font-size="12pt" officeooo:rsid="0019a4f1" officeooo:paragraph-rsid="00193450" style:font-name-asian="Times New Roman1" style:font-size-asian="10.5pt" style:language-asian="ru" style:country-asian="RU" style:font-name-complex="Times New Roman1" style:font-size-complex="12pt"/>
    </style:style>
    <style:style style:name="P26" style:family="paragraph" style:parent-style-name="Standard">
      <style:paragraph-properties fo:margin-left="0.953cm" fo:margin-right="0cm" fo:margin-top="0cm" fo:margin-bottom="0cm" loext:contextual-spacing="false" fo:line-height="100%" fo:text-align="start" style:justify-single-word="false" fo:text-indent="-0.635cm" style:auto-text-indent="false" style:vertical-align="middle"/>
      <style:text-properties fo:color="#000000" style:font-name="Times New Roman" fo:font-size="9pt" officeooo:rsid="00173651" officeooo:paragraph-rsid="00173651" style:font-name-asian="Times New Roman1" style:font-size-asian="9pt" style:language-asian="ru" style:country-asian="RU" style:font-name-complex="Times New Roman1" style:font-size-complex="9pt"/>
    </style:style>
    <style:style style:name="P27" style:family="paragraph" style:parent-style-name="Standard">
      <style:paragraph-properties fo:margin-left="0.953cm" fo:margin-right="0cm" fo:margin-top="0cm" fo:margin-bottom="0cm" loext:contextual-spacing="false" fo:line-height="100%" fo:text-align="start" style:justify-single-word="false" fo:text-indent="-0.635cm" style:auto-text-indent="false" style:vertical-align="middle"/>
      <style:text-properties fo:color="#000000" style:font-name="Times New Roman" fo:font-size="10pt" officeooo:rsid="0015e6ff" officeooo:paragraph-rsid="0015e6ff" style:font-name-asian="Times New Roman1" style:font-size-asian="10pt" style:language-asian="ru" style:country-asian="RU" style:font-name-complex="Times New Roman1" style:font-size-complex="10pt"/>
    </style:style>
    <style:style style:name="P28" style:family="paragraph" style:parent-style-name="Standard">
      <style:paragraph-properties fo:margin-left="0.953cm" fo:margin-right="0cm" fo:margin-top="0cm" fo:margin-bottom="0cm" loext:contextual-spacing="false" fo:line-height="100%" fo:text-align="start" style:justify-single-word="false" fo:text-indent="-0.635cm" style:auto-text-indent="false" style:vertical-align="middle"/>
      <style:text-properties fo:font-variant="normal" fo:text-transform="none" fo:color="#000000" style:font-name="Times New Roman" fo:font-size="12pt" fo:letter-spacing="normal" fo:font-style="normal" fo:font-weight="normal" officeooo:rsid="00193450" officeooo:paragraph-rsid="00193450" style:font-name-asian="Times New Roman1" style:font-size-asian="10.5pt" style:language-asian="ru" style:country-asian="RU" style:font-name-complex="Times New Roman1" style:font-size-complex="12pt"/>
    </style:style>
    <style:style style:name="P29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Times New Roman" fo:font-size="11pt" officeooo:rsid="0014cc79" officeooo:paragraph-rsid="0014cc79" style:font-size-asian="11pt" style:font-size-complex="11pt"/>
    </style:style>
    <style:style style:name="T1" style:family="text">
      <style:text-properties officeooo:rsid="0014cc79"/>
    </style:style>
    <style:style style:name="T2" style:family="text">
      <style:text-properties fo:color="#000000" fo:font-size="11pt" style:font-size-asian="11pt" style:font-size-complex="11pt"/>
    </style:style>
    <style:style style:name="T3" style:family="text">
      <style:text-properties fo:color="#000000" fo:font-size="11pt" fo:language="en" fo:country="US" style:font-size-asian="11pt" style:font-size-complex="11pt"/>
    </style:style>
    <style:style style:name="T4" style:family="text">
      <style:text-properties fo:color="#000000" style:font-name-asian="Times New Roman1" style:language-asian="ru" style:country-asian="RU" style:font-name-complex="Times New Roman1"/>
    </style:style>
    <style:style style:name="T5" style:family="text">
      <style:text-properties fo:color="#000000" officeooo:rsid="0015e6ff" style:font-name-asian="Times New Roman1" style:language-asian="ru" style:country-asian="RU" style:font-name-complex="Times New Roman1"/>
    </style:style>
    <style:style style:name="T6" style:family="text">
      <style:text-properties fo:color="#000000" officeooo:rsid="00173651" style:font-name-asian="Times New Roman1" style:language-asian="ru" style:country-asian="RU" style:font-name-complex="Times New Roman1"/>
    </style:style>
    <style:style style:name="T7" style:family="text">
      <style:text-properties fo:color="#000000" officeooo:rsid="0019080b" style:font-name-asian="Times New Roman1" style:language-asian="ru" style:country-asian="RU" style:font-name-complex="Times New Roman1"/>
    </style:style>
    <style:style style:name="T8" style:family="text">
      <style:text-properties fo:color="#000000" officeooo:rsid="0019a4f1" style:font-name-asian="Times New Roman1" style:language-asian="ru" style:country-asian="RU" style:font-name-complex="Times New Roman1"/>
    </style:style>
    <style:style style:name="T9" style:family="text">
      <style:text-properties fo:font-variant="normal" fo:text-transform="none" fo:color="#000000" fo:letter-spacing="normal" fo:font-style="normal" fo:font-weight="normal" style:font-name-asian="Times New Roman1" style:language-asian="ru" style:country-asian="RU" style:font-name-complex="Times New Roman1"/>
    </style:style>
    <style:style style:name="T10" style:family="text">
      <style:text-properties fo:font-variant="normal" fo:text-transform="none" fo:color="#000000" fo:letter-spacing="normal" fo:font-style="normal" fo:font-weight="normal" style:font-name-asian="Times New Roman1" style:language-asian="ru" style:country-asian="RU" style:font-weight-asian="normal" style:font-name-complex="Times New Roman1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 </text:p>
      <text:p text:style-name="P1">(национальный исследовательский университет)</text:p>
      <text:p text:style-name="P1"/>
      <text:p text:style-name="P1"/>
      <text:p text:style-name="P2">Факультет №8 "Информационные технологии и прикладная математика»</text:p>
      <text:p text:style-name="P2"/>
      <text:p text:style-name="P2"/>
      <text:p text:style-name="P2">Кафедра вычислительной математики и программирования</text:p>
      <text:p text:style-name="P2"/>
      <text:p text:style-name="P2"/>
      <text:p text:style-name="P2">Лабораторная работа №<text:span text:style-name="T1">4</text:span> по курсу «Операционные системы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tab/><text:tab/><text:tab/><text:tab/><text:tab/><text:tab/><text:tab/>Студент: Хромов П.А.</text:p>
      <text:p text:style-name="P5"><text:tab/><text:tab/><text:tab/><text:tab/><text:tab/><text:tab/><text:tab/>Преподаватель: Соколов А.А.</text:p>
      <text:p text:style-name="P5"><text:tab/><text:tab/><text:tab/><text:tab/><text:tab/><text:tab/><text:tab/>Группа: М8О-204Б-17</text:p>
      <text:p text:style-name="P5"><text:s/><text:tab/><text:tab/><text:tab/><text:tab/><text:tab/><text:tab/><text:tab/>Вариант: 21</text:p>
      <text:p text:style-name="P5"><text:tab/><text:tab/><text:tab/><text:tab/><text:tab/><text:tab/><text:tab/>Дата:</text:p>
      <text:p text:style-name="P5"><text:tab/><text:tab/><text:tab/><text:tab/><text:tab/><text:tab/><text:tab/>Оценка:</text:p>
      <text:p text:style-name="P5"><text:tab/><text:tab/><text:tab/><text:tab/><text:tab/><text:tab/><text:tab/>Подпись:</text:p>
      <text:p text:style-name="P5"/>
      <text:p text:style-name="P5"/>
      <text:p text:style-name="P3">Москва, 2018</text:p>
      <text:p text:style-name="P4"><text:soft-page-break/>Лабораторная работа №4 </text:p>
      <text:p text:style-name="P4"/>
      <text:p text:style-name="P10"><text:span text:style-name="T2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</text:span><text:span text:style-name="T3">memory</text:span><text:span text:style-name="T2">-</text:span><text:span text:style-name="T3">mapped</text:span><text:span text:style-name="T2"> </text:span><text:span text:style-name="T3">files</text:span><text:span text:style-name="T2">).</text:span></text:p>
      <text:p text:style-name="P29">Необходимо обрабатывать системные ошибки, которые могут возникнуть в результате работы.</text:p>
      <text:p text:style-name="P29"/>
      <text:p text:style-name="P29">Вариант 21: </text:p>
      <text:list xml:id="list736521569" text:style-name="WWNum9">
        <text:list-header>
          <text:p text:style-name="P12">Родительский процесс представляет собой сервер по работе со списками и принимает команды со стороны дочернего процесса.</text:p>
        </text:list-header>
      </text:list>
      <text:p text:style-name="P13"/>
      <text:p text:style-name="P14"/>
      <text:p text:style-name="P14"/>
      <text:p text:style-name="P14">1) Описание</text:p>
      <text:p text:style-name="P19"/>
      <text:p text:style-name="P6"><text:span text:style-name="T4"><text:tab/>Задание в этой лабораторной работе то же, что и в работе №2, поэтому я использую часть своих наработок. Основная задача — организовать передачу данных между процессами с помощью </text:span><text:span text:style-name="T5">отображения файла на память. Я решил её с помощью связки shm_open (вместе с ftruncate), mmap и синхронизировал с помощью двоичного семафора. <text:s/></text:span><text:span text:style-name="T6">В начале один из процессов создаёт общий для двух процессов файл (разделённую память), устанавливает длину файла, <text:s/>и использует mmap для отображения. Второй процесс присоединяется к первому <text:s/>по уникальному имени «my_mem» и дескриптору memFd. Для обмена данными используется массив buffer, в который записываются команды для родительского процесса. Функции для работы со списками не отличаются от тех, которые были в лабораторной работе №2 и описаны в файлах udt.h и list.c</text:span></text:p>
      <text:p text:style-name="P20"/>
      <text:p text:style-name="P21">Системные вызовы: </text:p>
      <text:p text:style-name="P21"/>
      <text:p text:style-name="P7"><text:span text:style-name="T4">void*mmap(void* addr, sizet length, int prot, int flags, int fd, offt offset); - отображает часть файла fd длиной length в буфер со сдвигом offset. </text:span><text:span text:style-name="T7">В случае когда addr != NULL система получает подсказку, где начинается память для отображения. Prot отвечает за типы взаимодействия с файлом (чтение, запись, исполнение), flags — за тип отображения (MAP_SHARED чтобы изменения отобразились на файле, MAP_PRIVATE чтобы нет). В случае ошибки возвращает -1, в случае успешного выполнения 0.</text:span></text:p>
      <text:p text:style-name="P8"><text:span text:style-name="T7">i</text:span><text:span text:style-name="T4">nt ftruncate(int fd, offt length) — устанавливает длину файлового дескриптора fd в length байт. Возвращает 0 при успехе. </text:span></text:p>
      <text:p text:style-name="P22">Int munmap(void* addr, sizet length, int flags); - снимает отображение addr длиной length. Возвращает -1 в случае ошибки и 0 в случае успеха. </text:p>
      <text:p text:style-name="P8"><text:span text:style-name="T10">Int shm_open(const char* name, int oflag, mode_t mode); - </text:span><text:span text:style-name="T9">создает и открывает новый (или открывает уже существующий) объект разделяемой памяти POSIX, который затем используется процессами для исполнения mmap на одну область разделяемой памяти. Name — уникальное имя создаваемого объекта разделенной памяти, oflag — маска битов, созданная из логического сложения O_CREAT (создание если еще не существует), O_RDWR (открытие для чтения и записи) и т. д.</text:span></text:p>
      <text:p text:style-name="P28"/>
      <text:p text:style-name="P20"/>
      <text:p text:style-name="P16"/>
      <text:p text:style-name="P17">2) Исходный код</text:p>
      <text:p text:style-name="P21"/>
      <text:p text:style-name="P15"><text:soft-page-break/>lab4.c </text:p>
      <text:p text:style-name="P26">#include &lt;stdio.h&gt;</text:p>
      <text:p text:style-name="P26">#include &lt;stdlib.h&gt;</text:p>
      <text:p text:style-name="P26">#include &lt;string.h&gt;</text:p>
      <text:p text:style-name="P26">#include &lt;unistd.h&gt;</text:p>
      <text:p text:style-name="P26">#include &lt;sys/mman.h&gt;</text:p>
      <text:p text:style-name="P26">#include &lt;sys/sem.h&gt;</text:p>
      <text:p text:style-name="P26">#include &lt;sys/stat.h&gt;</text:p>
      <text:p text:style-name="P26">#include &lt;sys/types.h&gt;</text:p>
      <text:p text:style-name="P26">#include &lt;sys/wait.h&gt;</text:p>
      <text:p text:style-name="P26">#include &lt;fcntl.h&gt;</text:p>
      <text:p text:style-name="P26"/>
      <text:p text:style-name="P26">static int set_semvalue(void);</text:p>
      <text:p text:style-name="P26">static void del_semvalue(void);</text:p>
      <text:p text:style-name="P26">static int semaphore_p(void);</text:p>
      <text:p text:style-name="P26">static int semaphore_v(void);</text:p>
      <text:p text:style-name="P26"/>
      <text:p text:style-name="P26">static int sem_id;</text:p>
      <text:p text:style-name="P26"/>
      <text:p text:style-name="P26">union semun {</text:p>
      <text:p text:style-name="P26"><text:s text:c="6"/>int val; <text:s text:c="17"/>/* value for SETVAL */</text:p>
      <text:p text:style-name="P26"><text:s text:c="6"/>struct semid_ds *buf; <text:s text:c="4"/>/* buffer for IPC_STAT, IPC_SET */</text:p>
      <text:p text:style-name="P26"><text:s text:c="6"/>unsigned short *array; <text:s text:c="3"/>/* array for GETALL, SETALL */</text:p>
      <text:p text:style-name="P26"><text:s text:c="32"/>/* Linux specific part: */</text:p>
      <text:p text:style-name="P26"><text:s text:c="6"/>struct seminfo *__buf; <text:s text:c="3"/>/* buffer for IPC_INFO */</text:p>
      <text:p text:style-name="P26">};</text:p>
      <text:p text:style-name="P26"/>
      <text:p text:style-name="P26">int main() {</text:p>
      <text:p text:style-name="P26"/>
      <text:p text:style-name="P26"><text:s text:c="2"/>int i;</text:p>
      <text:p text:style-name="P26"/>
      <text:p text:style-name="P26"><text:s text:c="2"/>pid_t fork_res = fork();</text:p>
      <text:p text:style-name="P26"><text:s text:c="2"/>if (fork_res == (pid_t)-1)</text:p>
      <text:p text:style-name="P26"><text:s text:c="2"/>perror("fork");</text:p>
      <text:p text:style-name="P26"><text:s text:c="2"/>if (fork_res == 0) {</text:p>
      <text:p text:style-name="P26"><text:s text:c="4"/>printf("Дочерний процесс %d \n", getpid());</text:p>
      <text:p text:style-name="P26"><text:s text:c="4"/>int memFd = shm_open("my_mem", O_CREAT | O_RDWR, S_IRWXU);</text:p>
      <text:p text:style-name="P26"><text:s text:c="4"/>if (memFd == -1)</text:p>
      <text:p text:style-name="P26"><text:s text:c="4"/>{</text:p>
      <text:p text:style-name="P26"><text:s text:c="6"/>perror("Can't open file");</text:p>
      <text:p text:style-name="P26"><text:s text:c="6"/>return 1;</text:p>
      <text:p text:style-name="P26"><text:s text:c="4"/>}</text:p>
      <text:p text:style-name="P26"/>
      <text:p text:style-name="P26"><text:s text:c="4"/>int res = ftruncate(memFd, sizeof(int)*3);</text:p>
      <text:p text:style-name="P26"><text:s text:c="4"/>if (res == -1)</text:p>
      <text:p text:style-name="P26"><text:s text:c="4"/>{</text:p>
      <text:p text:style-name="P26"><text:s text:c="6"/>perror("Can't truncate file");</text:p>
      <text:p text:style-name="P26"><text:s text:c="6"/>return res;</text:p>
      <text:p text:style-name="P26"><text:s text:c="4"/>}</text:p>
      <text:p text:style-name="P26"><text:s text:c="4"/>int *buffer = mmap(NULL, sizeof(int)*3, PROT_READ | PROT_WRITE, MAP_SHARED, memFd, 0);</text:p>
      <text:p text:style-name="P26"><text:s text:c="4"/>if (buffer == NULL)</text:p>
      <text:p text:style-name="P26"><text:s text:c="4"/>{</text:p>
      <text:p text:style-name="P26"><text:s text:c="6"/>perror("Can't mmap");</text:p>
      <text:p text:style-name="P26"><text:s text:c="6"/>return -1;</text:p>
      <text:p text:style-name="P26"><text:s text:c="4"/>}</text:p>
      <text:p text:style-name="P26"/>
      <text:p text:style-name="P26"><text:s text:c="4"/>sem_id = semget((key_t)1234, 1, 0666 | IPC_CREAT);</text:p>
      <text:p text:style-name="P26"><text:s text:c="4"/>if (sem_id == -1) {</text:p>
      <text:p text:style-name="P26"><text:s text:c="6"/>perror("Can't semget");</text:p>
      <text:p text:style-name="P26"><text:s text:c="6"/>return -1;</text:p>
      <text:p text:style-name="P26"><text:s text:c="4"/>}</text:p>
      <text:p text:style-name="P26"/>
      <text:p text:style-name="P26"><text:s text:c="4"/>if (!set_semvalue()) {</text:p>
      <text:p text:style-name="P26"><text:s text:c="6"/>fprintf(stderr, "Failed to initialize semaphore \n");</text:p>
      <text:p text:style-name="P26"><text:s text:c="6"/>exit(EXIT_FAILURE);</text:p>
      <text:p text:style-name="P26"><text:s text:c="4"/>}</text:p>
      <text:p text:style-name="P26"/>
      <text:p text:style-name="P26"><text:s text:c="4"/>while(1) {</text:p>
      <text:p text:style-name="P26"/>
      <text:p text:style-name="P26"><text:soft-page-break/><text:s text:c="6"/>if(semaphore_p()) {</text:p>
      <text:p text:style-name="P26"><text:s text:c="6"/>printf("МЕНЮ:\n");</text:p>
      <text:p text:style-name="P26"><text:s text:c="6"/>printf("1. Вставить элемент \n");</text:p>
      <text:p text:style-name="P26"><text:s text:c="6"/>printf("2. Удалить элемент \n");</text:p>
      <text:p text:style-name="P26"><text:s text:c="6"/>printf("3. Печать списка\n");</text:p>
      <text:p text:style-name="P26"><text:s text:c="6"/>printf("4. Размер списка\n");</text:p>
      <text:p text:style-name="P26"><text:s text:c="6"/>printf("5. Сортировать список\n");</text:p>
      <text:p text:style-name="P26"><text:s text:c="6"/>printf("6. Выход\n");</text:p>
      <text:p text:style-name="P26"><text:s text:c="6"/>scanf("%d", &amp;buffer[0]);</text:p>
      <text:p text:style-name="P26"><text:s text:c="6"/>if (buffer[0] == 1) {</text:p>
      <text:p text:style-name="P26"><text:s text:c="8"/>printf("Введите позицию элемента: \n");</text:p>
      <text:p text:style-name="P26"><text:s text:c="8"/>scanf(" %d", &amp;buffer[1]);</text:p>
      <text:p text:style-name="P26"><text:s text:c="8"/>printf("Введите значение элемента: \n");</text:p>
      <text:p text:style-name="P26"><text:s text:c="8"/>scanf(" %d", &amp;buffer[2]);</text:p>
      <text:p text:style-name="P26"><text:s text:c="6"/>}</text:p>
      <text:p text:style-name="P26"><text:s text:c="6"/>if (buffer[0] == 2) {</text:p>
      <text:p text:style-name="P26"><text:s text:c="8"/>printf("Введите позицию элемента: \n");</text:p>
      <text:p text:style-name="P26"><text:s text:c="8"/>scanf(" %d", &amp;buffer[1]);</text:p>
      <text:p text:style-name="P26"><text:s text:c="6"/>}</text:p>
      <text:p text:style-name="P26"><text:s text:c="6"/>if (buffer[0] &lt; 1 || buffer[0] &gt; 6)</text:p>
      <text:p text:style-name="P26"><text:s text:c="6"/>printf("Такого пункта меню не существует \n");</text:p>
      <text:p text:style-name="P26"/>
      <text:p text:style-name="P26"><text:s text:c="6"/>semaphore_v();</text:p>
      <text:p text:style-name="P26"><text:s text:c="6"/>if(buffer[0] == 6) {</text:p>
      <text:p text:style-name="P26"><text:s text:c="8"/>del_semvalue();</text:p>
      <text:p text:style-name="P26"><text:s text:c="8"/>exit(EXIT_SUCCESS);</text:p>
      <text:p text:style-name="P26"><text:s text:c="8"/>// shm_unlink</text:p>
      <text:p text:style-name="P26"><text:s text:c="6"/>}</text:p>
      <text:p text:style-name="P26"/>
      <text:p text:style-name="P26">}</text:p>
      <text:p text:style-name="P26"><text:s text:c="4"/>}</text:p>
      <text:p text:style-name="P26"><text:s text:c="2"/>}</text:p>
      <text:p text:style-name="P26"><text:s text:c="2"/>else {</text:p>
      <text:p text:style-name="P26"><text:s text:c="4"/>printf("Процесс-родитель: %d \n", getpid());</text:p>
      <text:p text:style-name="P26"><text:s text:c="4"/>close(0); </text:p>
      <text:p text:style-name="P26"><text:s text:c="4"/>execl("/home/pankratz/Prog/OS/lab4/lab2ex/out", "out", NULL);</text:p>
      <text:p text:style-name="P26"><text:s text:c="4"/>perror("exec");</text:p>
      <text:p text:style-name="P26"/>
      <text:p text:style-name="P26"><text:s text:c="2"/>}</text:p>
      <text:p text:style-name="P26"><text:s text:c="2"/>return 0;</text:p>
      <text:p text:style-name="P26">}</text:p>
      <text:p text:style-name="P26"/>
      <text:p text:style-name="P26"/>
      <text:p text:style-name="P26">static int set_semvalue(void) {</text:p>
      <text:p text:style-name="P26"><text:s text:c="2"/>union semun sem_union;</text:p>
      <text:p text:style-name="P26"><text:s text:c="2"/>sem_union.val = 1;</text:p>
      <text:p text:style-name="P26"><text:s text:c="2"/>if(semctl(sem_id, 0, SETVAL, sem_union) == -1)</text:p>
      <text:p text:style-name="P26"><text:s text:c="2"/>return 0;</text:p>
      <text:p text:style-name="P26"><text:s text:c="2"/>return 1;</text:p>
      <text:p text:style-name="P26">}</text:p>
      <text:p text:style-name="P26"/>
      <text:p text:style-name="P26">static void del_semvalue(void) {</text:p>
      <text:p text:style-name="P26"><text:s text:c="2"/>union semun sem_union;</text:p>
      <text:p text:style-name="P26"><text:s text:c="2"/>if(semctl(sem_id, 0, IPC_RMID, sem_union) == -1)</text:p>
      <text:p text:style-name="P26"><text:s text:c="2"/>fprintf(stderr, "Failed to delete semaphore\n");</text:p>
      <text:p text:style-name="P26">}</text:p>
      <text:p text:style-name="P26"/>
      <text:p text:style-name="P26">static int semaphore_p(void) {</text:p>
      <text:p text:style-name="P26"><text:s text:c="2"/>struct sembuf sem_b;</text:p>
      <text:p text:style-name="P26"><text:s text:c="2"/>sem_b.sem_num = 0;</text:p>
      <text:p text:style-name="P26"><text:s text:c="2"/>sem_b.sem_op = -1;</text:p>
      <text:p text:style-name="P26"><text:s text:c="2"/>sem_b.sem_flg = SEM_UNDO;</text:p>
      <text:p text:style-name="P26"><text:s text:c="2"/>if(semop(sem_id, &amp;sem_b,1) == -1) {</text:p>
      <text:p text:style-name="P26"><text:s text:c="4"/>fprintf(stderr, "sem_p failed \n");</text:p>
      <text:p text:style-name="P26"><text:s text:c="4"/>return 0;</text:p>
      <text:p text:style-name="P26"><text:s text:c="2"/>}</text:p>
      <text:p text:style-name="P26"/>
      <text:p text:style-name="P26"><text:s text:c="2"/>return 1;</text:p>
      <text:p text:style-name="P26">}</text:p>
      <text:p text:style-name="P26"/>
      <text:p text:style-name="P26"><text:soft-page-break/>static int semaphore_v(void) {</text:p>
      <text:p text:style-name="P26"><text:s text:c="2"/>struct sembuf sem_b;</text:p>
      <text:p text:style-name="P26"><text:s text:c="2"/>sem_b.sem_num = 0;</text:p>
      <text:p text:style-name="P26"><text:s text:c="2"/>sem_b.sem_op = 1;</text:p>
      <text:p text:style-name="P26"><text:s text:c="2"/>sem_b.sem_flg = SEM_UNDO;</text:p>
      <text:p text:style-name="P26"><text:s text:c="2"/>if(semop(sem_id, &amp;sem_b,1) == -1) {</text:p>
      <text:p text:style-name="P26"><text:s text:c="4"/>fprintf(stderr, "sem_v failed \n");</text:p>
      <text:p text:style-name="P26"><text:s text:c="4"/>return 0;</text:p>
      <text:p text:style-name="P26"><text:s text:c="2"/>}</text:p>
      <text:p text:style-name="P26"/>
      <text:p text:style-name="P26"><text:s text:c="2"/>return 1;</text:p>
      <text:p text:style-name="P26">}</text:p>
      <text:p text:style-name="P19"/>
      <text:p text:style-name="P19"/>
      <text:p text:style-name="P15">main.c</text:p>
      <text:p text:style-name="P15"/>
      <text:p text:style-name="P26">#include &lt;stdio.h&gt;</text:p>
      <text:p text:style-name="P26">#include &lt;stdlib.h&gt;</text:p>
      <text:p text:style-name="P26">#include &lt;unistd.h&gt;</text:p>
      <text:p text:style-name="P26">#include &lt;sys/mman.h&gt;</text:p>
      <text:p text:style-name="P26">#include &lt;sys/sem.h&gt;</text:p>
      <text:p text:style-name="P26">#include &lt;sys/stat.h&gt;</text:p>
      <text:p text:style-name="P26">#include &lt;sys/types.h&gt;</text:p>
      <text:p text:style-name="P26">#include &lt;sys/wait.h&gt;</text:p>
      <text:p text:style-name="P26">#include &lt;fcntl.h&gt;</text:p>
      <text:p text:style-name="P26">#include "udt.h"</text:p>
      <text:p text:style-name="P26"/>
      <text:p text:style-name="P26"/>
      <text:p text:style-name="P26">static int set_semvalue(void);</text:p>
      <text:p text:style-name="P26">static void del_semvalue(void);</text:p>
      <text:p text:style-name="P26">static int semaphore_p(void);</text:p>
      <text:p text:style-name="P26">static int semaphore_v(void);</text:p>
      <text:p text:style-name="P26"/>
      <text:p text:style-name="P26">static int sem_id;</text:p>
      <text:p text:style-name="P26"/>
      <text:p text:style-name="P26">void copybuf(int* arr, int* buf);</text:p>
      <text:p text:style-name="P26"/>
      <text:p text:style-name="P26">union semun {</text:p>
      <text:p text:style-name="P26"><text:s text:c="6"/>int val; <text:s text:c="17"/>/* value for SETVAL */</text:p>
      <text:p text:style-name="P26"><text:s text:c="6"/>struct semid_ds *buf; <text:s text:c="4"/>/* buffer for IPC_STAT, IPC_SET */</text:p>
      <text:p text:style-name="P26"><text:s text:c="6"/>unsigned short *array; <text:s text:c="3"/>/* array for GETALL, SETALL */</text:p>
      <text:p text:style-name="P26"><text:s text:c="32"/>/* Linux specific part: */</text:p>
      <text:p text:style-name="P26"><text:s text:c="6"/>struct seminfo *__buf; <text:s text:c="3"/>/* buffer for IPC_INFO */</text:p>
      <text:p text:style-name="P26">};</text:p>
      <text:p text:style-name="P26"/>
      <text:p text:style-name="P26">int main() {</text:p>
      <text:p text:style-name="P26"><text:s text:c="2"/>int memFd = shm_open("my_mem", O_RDONLY, 0);</text:p>
      <text:p text:style-name="P26"><text:s text:c="2"/>if (memFd == -1)</text:p>
      <text:p text:style-name="P26"><text:s text:c="2"/>{</text:p>
      <text:p text:style-name="P26"><text:s text:c="4"/>perror("Can't open file");</text:p>
      <text:p text:style-name="P26"><text:s text:c="4"/>return 1;</text:p>
      <text:p text:style-name="P26"><text:s text:c="2"/>}</text:p>
      <text:p text:style-name="P26"/>
      <text:p text:style-name="P26"><text:s text:c="2"/>int *buffer = mmap(NULL, sizeof(int)*3 , PROT_READ, MAP_SHARED, memFd, 0);</text:p>
      <text:p text:style-name="P26"><text:s text:c="2"/>if (buffer == NULL)</text:p>
      <text:p text:style-name="P26"><text:s text:c="2"/>{</text:p>
      <text:p text:style-name="P26"><text:s text:c="4"/>perror("Can't mmap");</text:p>
      <text:p text:style-name="P26"><text:s text:c="4"/>return -1;</text:p>
      <text:p text:style-name="P26"><text:s text:c="2"/>}</text:p>
      <text:p text:style-name="P26"><text:s text:c="2"/>//msync(NULL, sizeof(int)*3, MS_SYNC);</text:p>
      <text:p text:style-name="P26"><text:s text:c="2"/>sem_id = semget((key_t)1234, 1, 0666 | IPC_CREAT);</text:p>
      <text:p text:style-name="P26"><text:s text:c="2"/>if (sem_id == -1) {</text:p>
      <text:p text:style-name="P26"><text:s text:c="4"/>perror("Can't semget");</text:p>
      <text:p text:style-name="P26"><text:s text:c="4"/>return -1;</text:p>
      <text:p text:style-name="P26"><text:s text:c="2"/>}</text:p>
      <text:p text:style-name="P26"/>
      <text:p text:style-name="P26"><text:s text:c="2"/>int i, act, pos, arg, k, a;</text:p>
      <text:p text:style-name="P26"><text:s text:c="2"/>int comm[3];</text:p>
      <text:p text:style-name="P26"><text:soft-page-break/><text:s text:c="2"/>List list;</text:p>
      <text:p text:style-name="P26"><text:s text:c="2"/>Iterator hole;</text:p>
      <text:p text:style-name="P26"/>
      <text:p text:style-name="P26"><text:s text:c="2"/>udt_create(&amp;list);</text:p>
      <text:p text:style-name="P26"><text:s text:c="2"/>if (udt_is_empty(&amp;list))</text:p>
      <text:p text:style-name="P26"><text:s text:c="2"/>printf("Список пуст. \n");</text:p>
      <text:p text:style-name="P26"/>
      <text:p text:style-name="P26"><text:s text:c="2"/>while(1) {</text:p>
      <text:p text:style-name="P26"><text:s text:c="4"/>if(semaphore_p()) {</text:p>
      <text:p text:style-name="P26"><text:s text:c="4"/>copybuf(comm, buffer);</text:p>
      <text:p text:style-name="P26"><text:s text:c="4"/>switch (comm[0]) {</text:p>
      <text:p text:style-name="P26"><text:s text:c="6"/>case 1:</text:p>
      <text:p text:style-name="P26"/>
      <text:p text:style-name="P26"><text:s text:c="6"/>pos = comm[1];</text:p>
      <text:p text:style-name="P26"><text:s text:c="6"/>arg = comm[2];</text:p>
      <text:p text:style-name="P26"/>
      <text:p text:style-name="P26"><text:s text:c="6"/>if ((pos &lt; 1) || (udt_is_empty(&amp;list) &amp;&amp; pos != 1) || (pos &gt; (list.size + 1))) {</text:p>
      <text:p text:style-name="P26"><text:s text:c="8"/>printf("Неверно введена позиция \n");</text:p>
      <text:p text:style-name="P26"><text:s text:c="8"/>break;</text:p>
      <text:p text:style-name="P26"><text:s text:c="6"/>}</text:p>
      <text:p text:style-name="P26"><text:s text:c="6"/>hole.point = list.head;</text:p>
      <text:p text:style-name="P26"><text:s text:c="6"/>for (k = 0; k &lt; pos; k++)</text:p>
      <text:p text:style-name="P26"><text:s text:c="6"/>hole.point = hole.point-&gt;next;</text:p>
      <text:p text:style-name="P26"><text:s text:c="6"/>udt_insert(&amp;list, &amp;hole, arg);</text:p>
      <text:p text:style-name="P26"><text:s text:c="6"/>udt_print(&amp;list);</text:p>
      <text:p text:style-name="P26"/>
      <text:p text:style-name="P26"><text:s text:c="6"/>break;</text:p>
      <text:p text:style-name="P26"><text:s text:c="6"/>case 2:</text:p>
      <text:p text:style-name="P26"><text:s text:c="6"/>if (udt_is_empty(&amp;list)) {</text:p>
      <text:p text:style-name="P26"><text:s text:c="8"/>printf("Список пуст \n");</text:p>
      <text:p text:style-name="P26"><text:s text:c="8"/>break;</text:p>
      <text:p text:style-name="P26"><text:s text:c="6"/>}</text:p>
      <text:p text:style-name="P26"><text:s text:c="6"/>pos = comm[1];</text:p>
      <text:p text:style-name="P26"><text:s text:c="6"/>if (pos &lt; 1 || pos &gt; list.size) {</text:p>
      <text:p text:style-name="P26"><text:s text:c="8"/>printf("Неверно введена позиция \n");</text:p>
      <text:p text:style-name="P26"><text:s text:c="8"/>break;</text:p>
      <text:p text:style-name="P26"><text:s text:c="6"/>}</text:p>
      <text:p text:style-name="P26"><text:s text:c="6"/>hole.point = list.head;</text:p>
      <text:p text:style-name="P26"><text:s text:c="6"/>for (k = 0; k &lt; pos; k++)</text:p>
      <text:p text:style-name="P26"><text:s text:c="6"/>hole.point = hole.point-&gt;next;</text:p>
      <text:p text:style-name="P26"><text:s text:c="6"/>udt_erase(&amp;list, &amp;hole);</text:p>
      <text:p text:style-name="P26"><text:s text:c="6"/>udt_print(&amp;list);</text:p>
      <text:p text:style-name="P26"><text:s text:c="6"/>break;</text:p>
      <text:p text:style-name="P26"><text:s text:c="6"/>case 3:</text:p>
      <text:p text:style-name="P26"/>
      <text:p text:style-name="P26"><text:s text:c="6"/>udt_print(&amp;list);</text:p>
      <text:p text:style-name="P26"/>
      <text:p text:style-name="P26"><text:s text:c="6"/>break;</text:p>
      <text:p text:style-name="P26"><text:s text:c="6"/>case 4:</text:p>
      <text:p text:style-name="P26"/>
      <text:p text:style-name="P26"><text:s text:c="6"/>a = udt_size(&amp;list);</text:p>
      <text:p text:style-name="P26"><text:s text:c="6"/>printf("Размер списка: %d \n", a);</text:p>
      <text:p text:style-name="P26"/>
      <text:p text:style-name="P26"><text:s text:c="6"/>break;</text:p>
      <text:p text:style-name="P26"><text:s text:c="6"/>case 5:</text:p>
      <text:p text:style-name="P26"/>
      <text:p text:style-name="P26"><text:s text:c="6"/>hole.point = list.head;</text:p>
      <text:p text:style-name="P26"><text:s text:c="6"/>ins_sort(&amp;list, &amp;hole);</text:p>
      <text:p text:style-name="P26"><text:s text:c="6"/>udt_print(&amp;list);</text:p>
      <text:p text:style-name="P26"/>
      <text:p text:style-name="P26"><text:s text:c="6"/>break;</text:p>
      <text:p text:style-name="P26"><text:s text:c="6"/>case 6:</text:p>
      <text:p text:style-name="P26"/>
      <text:p text:style-name="P26"><text:s text:c="6"/>wait(NULL);</text:p>
      <text:p text:style-name="P26"><text:s text:c="6"/>printf("Завершение программы \n");</text:p>
      <text:p text:style-name="P26"/>
      <text:p text:style-name="P26"><text:s text:c="6"/>return 0;</text:p>
      <text:p text:style-name="P26"><text:s text:c="6"/>default:</text:p>
      <text:p text:style-name="P26"><text:s text:c="6"/>break;</text:p>
      <text:p text:style-name="P26"/>
      <text:p text:style-name="P26"><text:soft-page-break/></text:p>
      <text:p text:style-name="P26"><text:s text:c="4"/>}</text:p>
      <text:p text:style-name="P26">}</text:p>
      <text:p text:style-name="P26"><text:s text:c="2"/>}</text:p>
      <text:p text:style-name="P26"><text:s text:c="2"/>exit(EXIT_SUCCESS);</text:p>
      <text:p text:style-name="P26">}</text:p>
      <text:p text:style-name="P26"/>
      <text:p text:style-name="P26">void copybuf(int* arr, int* buf) {</text:p>
      <text:p text:style-name="P26"><text:s text:c="2"/>for(int i = 0; i&lt;3; i++)</text:p>
      <text:p text:style-name="P26"><text:s text:c="2"/>arr[i] = buf[i];</text:p>
      <text:p text:style-name="P26"><text:s text:c="2"/>semaphore_v();</text:p>
      <text:p text:style-name="P26"><text:s text:c="2"/>usleep(100);</text:p>
      <text:p text:style-name="P26">}</text:p>
      <text:p text:style-name="P26"/>
      <text:p text:style-name="P26"/>
      <text:p text:style-name="P26">static int set_semvalue(void) {</text:p>
      <text:p text:style-name="P26"><text:s text:c="2"/>union semun sem_union;</text:p>
      <text:p text:style-name="P26"><text:s text:c="2"/>sem_union.val = 1;</text:p>
      <text:p text:style-name="P26"><text:s text:c="2"/>if(semctl(sem_id, 0, SETVAL, sem_union) == -1)</text:p>
      <text:p text:style-name="P26"><text:s text:c="2"/>return 0;</text:p>
      <text:p text:style-name="P26"><text:s text:c="2"/>return 1;</text:p>
      <text:p text:style-name="P26">}</text:p>
      <text:p text:style-name="P26"/>
      <text:p text:style-name="P26">static void del_semvalue(void) {</text:p>
      <text:p text:style-name="P26"><text:s text:c="2"/>union semun sem_union;</text:p>
      <text:p text:style-name="P26"><text:s text:c="2"/>if(semctl(sem_id, 0, IPC_RMID, sem_union) == -1)</text:p>
      <text:p text:style-name="P26"><text:s text:c="2"/>fprintf(stderr, "Failed to delete semaphore\n");</text:p>
      <text:p text:style-name="P26">}</text:p>
      <text:p text:style-name="P26"/>
      <text:p text:style-name="P26">static int semaphore_p(void) {</text:p>
      <text:p text:style-name="P26"><text:s text:c="2"/>struct sembuf sem_b;</text:p>
      <text:p text:style-name="P26"><text:s text:c="2"/>sem_b.sem_num = 0;</text:p>
      <text:p text:style-name="P26"><text:s text:c="2"/>sem_b.sem_op = -1;</text:p>
      <text:p text:style-name="P26"><text:s text:c="2"/>sem_b.sem_flg = SEM_UNDO;</text:p>
      <text:p text:style-name="P26"><text:s text:c="2"/>if(semop(sem_id, &amp;sem_b,1) == -1) {</text:p>
      <text:p text:style-name="P26"><text:s text:c="4"/>fprintf(stderr, "sem_p failed \n");</text:p>
      <text:p text:style-name="P26"><text:s text:c="4"/>return 0;</text:p>
      <text:p text:style-name="P26"><text:s text:c="2"/>}</text:p>
      <text:p text:style-name="P26"><text:s text:c="2"/>return 1;</text:p>
      <text:p text:style-name="P26">}</text:p>
      <text:p text:style-name="P26"/>
      <text:p text:style-name="P26">static int semaphore_v(void) {</text:p>
      <text:p text:style-name="P26"><text:s text:c="2"/>struct sembuf sem_b;</text:p>
      <text:p text:style-name="P26"><text:s text:c="2"/>sem_b.sem_num = 0;</text:p>
      <text:p text:style-name="P26"><text:s text:c="2"/>sem_b.sem_op = 1;</text:p>
      <text:p text:style-name="P26"><text:s text:c="2"/>sem_b.sem_flg = SEM_UNDO;</text:p>
      <text:p text:style-name="P26"><text:s text:c="2"/>if(semop(sem_id, &amp;sem_b,1) == -1) {</text:p>
      <text:p text:style-name="P26"><text:s text:c="4"/>fprintf(stderr, "sem_v failed \n");</text:p>
      <text:p text:style-name="P26"><text:s text:c="4"/>return 0;</text:p>
      <text:p text:style-name="P26"><text:s text:c="2"/>} <text:s/></text:p>
      <text:p text:style-name="P26"><text:s text:c="2"/>return 1;</text:p>
      <text:p text:style-name="P26">}</text:p>
      <text:p text:style-name="P19"/>
      <text:p text:style-name="P19"/>
      <text:p text:style-name="P23">3) Консоль</text:p>
      <text:p text:style-name="P27">pankratz@pankratz-HP-ProBook-430-G5:~/Prog/OS/lab4/lab2ex1$ ./a.out</text:p>
      <text:p text:style-name="P27">Процесс-родитель: 7765 </text:p>
      <text:p text:style-name="P27">Дочерний процесс 7766 </text:p>
      <text:p text:style-name="P27">МЕНЮ:</text:p>
      <text:p text:style-name="P27">1. Вставить элемент </text:p>
      <text:p text:style-name="P27">2. Удалить элемент </text:p>
      <text:p text:style-name="P27">3. Печать списка</text:p>
      <text:p text:style-name="P27">4. Размер списка</text:p>
      <text:p text:style-name="P27">5. Сортировать список</text:p>
      <text:p text:style-name="P27">6. Выход</text:p>
      <text:p text:style-name="P27">Список пуст. </text:p>
      <text:p text:style-name="P27">1</text:p>
      <text:p text:style-name="P27"><text:soft-page-break/>Введите позицию элемента: </text:p>
      <text:p text:style-name="P27">1</text:p>
      <text:p text:style-name="P27">Введите значение элемента: </text:p>
      <text:p text:style-name="P27">12</text:p>
      <text:p text:style-name="P27">main.c p-ed sem </text:p>
      <text:p text:style-name="P27">main.c v-ed sem </text:p>
      <text:p text:style-name="P27">МЕНЮ:</text:p>
      <text:p text:style-name="P27">1. Вставить элемент </text:p>
      <text:p text:style-name="P27">2. Удалить элемент </text:p>
      <text:p text:style-name="P27">3. Печать списка</text:p>
      <text:p text:style-name="P27">4. Размер списка</text:p>
      <text:p text:style-name="P27">5. Сортировать список</text:p>
      <text:p text:style-name="P27">6. Выход</text:p>
      <text:p text:style-name="P27">Список: 12 </text:p>
      <text:p text:style-name="P27">1</text:p>
      <text:p text:style-name="P27">Введите позицию элемента: </text:p>
      <text:p text:style-name="P27">2</text:p>
      <text:p text:style-name="P27">Введите значение элемента: </text:p>
      <text:p text:style-name="P27">-23</text:p>
      <text:p text:style-name="P27">main.c p-ed sem </text:p>
      <text:p text:style-name="P27">main.c v-ed sem </text:p>
      <text:p text:style-name="P27">МЕНЮ:</text:p>
      <text:p text:style-name="P27">1. Вставить элемент </text:p>
      <text:p text:style-name="P27">2. Удалить элемент </text:p>
      <text:p text:style-name="P27">3. Печать списка</text:p>
      <text:p text:style-name="P27">4. Размер списка</text:p>
      <text:p text:style-name="P27">5. Сортировать список</text:p>
      <text:p text:style-name="P27">6. Выход</text:p>
      <text:p text:style-name="P27">Список: 12 -23 </text:p>
      <text:p text:style-name="P27">1</text:p>
      <text:p text:style-name="P27">Введите позицию элемента: </text:p>
      <text:p text:style-name="P27">2</text:p>
      <text:p text:style-name="P27">Введите значение элемента: </text:p>
      <text:p text:style-name="P27">1</text:p>
      <text:p text:style-name="P27">main.c p-ed sem </text:p>
      <text:p text:style-name="P27">main.c v-ed sem </text:p>
      <text:p text:style-name="P27">МЕНЮ:</text:p>
      <text:p text:style-name="P27">1. Вставить элемент </text:p>
      <text:p text:style-name="P27">2. Удалить элемент </text:p>
      <text:p text:style-name="P27">3. Печать списка</text:p>
      <text:p text:style-name="P27">4. Размер списка</text:p>
      <text:p text:style-name="P27">5. Сортировать список</text:p>
      <text:p text:style-name="P27">6. Выход</text:p>
      <text:p text:style-name="P27">Список: 12 1 -23 </text:p>
      <text:p text:style-name="P27">5</text:p>
      <text:p text:style-name="P27">main.c p-ed sem </text:p>
      <text:p text:style-name="P27">main.c v-ed sem </text:p>
      <text:p text:style-name="P27">МЕНЮ:</text:p>
      <text:p text:style-name="P27">1. Вставить элемент </text:p>
      <text:p text:style-name="P27">2. Удалить элемент </text:p>
      <text:p text:style-name="P27">3. Печать списка</text:p>
      <text:p text:style-name="P27">4. Размер списка</text:p>
      <text:p text:style-name="P27">5. Сортировать список</text:p>
      <text:p text:style-name="P27">6. Выход</text:p>
      <text:p text:style-name="P27">Список: -23 1 12 </text:p>
      <text:p text:style-name="P27">6</text:p>
      <text:p text:style-name="P27">main.c p-ed sem </text:p>
      <text:p text:style-name="P27">sem_v failed </text:p>
      <text:p text:style-name="P27">Завершение программы </text:p>
      <text:p text:style-name="P27"/>
      <text:p text:style-name="P27"/>
      <text:p text:style-name="P27"/>
      <text:p text:style-name="P27"/>
      <text:p text:style-name="P18"><text:soft-page-break/>4) Выводы</text:p>
      <text:p text:style-name="P18"/>
      <text:p text:style-name="P9"><text:span text:style-name="T4"><text:tab/>Как я понял, mmap может стать мощным инструментом в руках опытного разработчика. </text:span><text:span text:style-name="T8">Во многих случаях mmap может стать достойной заменой malloc, сильно сокращая время выполнения программы.</text:span><text:span text:style-name="T4"> Мне этот системный вызов поначалу показался не вполне интуитивно понятным. </text:span><text:span text:style-name="T8">Не думаю, что его использование оправдано конкретно в моём варианте задания, который легче было сделать с помощью pipe. </text:span></text:p>
      <text:p text:style-name="P24"/>
      <text:p text:style-name="P24"><text:tab/>Благодаря этой лабораторной работе я впервые познакомился с разделяемой памятью, с технологией отображения файла на память и с двоичными семафорами (которые, впрочем, не особенно отличаются от мьютексов). Интерфейс последних (функции для работы с ними, объединение union semun) я взял из книги Н. Мэтью и Р. Стоунса «Основы программирования в Linux». В процессе тестирования программы я неоднократно натыкался на проблемы с синхронизацией, родительский поток читал буфер по нескольку раз подряд, и семафоры помогли решить эту проблему. Какое-то время моя программа странно реагировала на вставку в список значения «0», объяснения этому я так и не нашёл. </text:p>
      <text:p text:style-name="P25"/>
      <text:p text:style-name="P2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03:31:21.997461063</meta:creation-date>
    <dc:date>2019-03-02T21:25:39.798596619</dc:date>
    <meta:editing-duration>P9DT18H48M20S</meta:editing-duration>
    <meta:editing-cycles>3</meta:editing-cycles>
    <meta:generator>LibreOffice/6.0.6.2$Linux_X86_64 LibreOffice_project/00m0$Build-2</meta:generator>
    <meta:print-date>2019-02-20T08:10:38.770418537</meta:print-date>
    <meta:document-statistic meta:table-count="0" meta:image-count="0" meta:object-count="0" meta:page-count="9" meta:paragraph-count="378" meta:word-count="1556" meta:character-count="11782" meta:non-whitespace-character-count="9469"/>
  </office:meta>
</office:document-meta>
</file>